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69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14" table:default-cell-style-name="ce2"/>
        <table:table-row table:style-name="ro1">
          <table:table-cell office:value-type="string">
            <text:p>[titre]</text:p>
          </table:table-cell>
          <table:table-cell table:number-columns-repeated="16"/>
        </table:table-row>
        <table:table-row table:style-name="ro1">
          <table:table-cell office:value-type="string">
            <text:p>Document généré le [onshow..now;frm='dd/mm/yyyy à hh:nn:ss']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table:style-name="ce1" office:value-type="string">
            <text:p>Nom Prénom </text:p>
          </table:table-cell>
          <table:table-cell table:style-name="ce3" office:value-type="string">
            <text:p>Classe </text:p>
          </table:table-cell>
          <table:table-cell table:style-name="ce3" office:value-type="string">
            <text:p>Retards </text:p>
          </table:table-cell>
          <table:table-cell table:style-name="ce3" office:value-type="string">
            <text:p>1/2 journées non justifiées </text:p>
          </table:table-cell>
          <table:table-cell table:style-name="ce3" office:value-type="string">
            <text:p>1/2 journées justifiées </text:p>
          </table:table-cell>
          <table:table-cell table:style-name="ce3" office:value-type="string">
            <text:p>[a.val;block=table:table-cell]</text:p>
          </table:table-cell>
          <table:table-cell table:style-name="ce3" table:number-columns-repeated="10"/>
          <table:table-cell/>
        </table:table-row>
        <table:table-row table:style-name="ro1">
          <table:table-cell office:value-type="string">
            <text:p>[b2.nom;block=table:table-row] [b2.prenom]</text:p>
          </table:table-cell>
          <table:table-cell office:value-type="string">
            <text:p>[b2.classe]</text:p>
          </table:table-cell>
          <table:table-cell office:value-type="string">
            <text:p>[b2.retards]</text:p>
          </table:table-cell>
          <table:table-cell office:value-type="string">
            <text:p>[b2.non_justifiees]</text:p>
          </table:table-cell>
          <table:table-cell office:value-type="string">
            <text:p>[b2.justifiees]</text:p>
          </table:table-cell>
          <table:table-cell office:value-type="string">
            <text:p>[b2.traite_[c2.val;block=table:table-cell];ope=odsNum]</text:p>
          </table:table-cell>
          <table:table-cell table:number-columns-repeated="11"/>
        </table:table-row>
        <table:table-row table:style-name="ro1" table:number-rows-repeated="104857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1/12/2011</text:date>, <text:time>21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guin Régis</meta:initial-creator>
    <meta:creation-date>2011-12-11T16:12:21</meta:creation-date>
    <dc:date>2011-12-11T21:15:20</dc:date>
    <dc:creator>Bouguin Régis</dc:creator>
    <meta:editing-duration>PT3H23M10S</meta:editing-duration>
    <meta:editing-cycles>31</meta:editing-cycles>
    <meta:generator>LibreOffice/3.4$Linux LibreOffice_project/340m1$Build-402</meta:generator>
    <meta:document-statistic meta:table-count="3" meta:cell-count="14" meta:object-count="0"/>
  </office:meta>
</office:document-meta>
</file>